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3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Marpa issu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e</text:p>
          </table:table-cell>
          <table:table-cell office:value-type="string">
            <text:p>ref number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comme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6-11-20">
            <text:p>20-11-16</text:p>
          </table:table-cell>
          <table:table-cell office:value-type="float" office:value="1">
            <text:p>1</text:p>
          </table:table-cell>
          <table:table-cell office:value-type="string">
            <text:p>test issues</text:p>
          </table:table-cell>
          <table:table-cell/>
          <table:table-cell office:value-type="string">
            <text:p>tested</text:p>
          </table:table-cell>
        </table:table-row>
        <table:table-row table:style-name="ro1">
          <table:table-cell/>
          <table:table-cell office:value-type="string">
            <text:p>aa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20-11-2016</text:date>, <text:time>19:4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we Fokkema</meta:initial-creator>
    <meta:creation-date>2016-11-20T17:52:36.09</meta:creation-date>
    <dc:date>2016-11-20T19:40:52.09</dc:date>
    <dc:creator>Douwe Fokkema</dc:creator>
    <meta:editing-duration>PT3M34S</meta:editing-duration>
    <meta:editing-cycles>3</meta:editing-cycles>
    <meta:generator>OpenOffice/4.1.1$Win32 OpenOffice.org_project/411m6$Build-9775</meta:generator>
    <meta:document-statistic meta:table-count="3" meta:cell-count="11" meta:object-count="0"/>
  </office:meta>
</office:document-meta>
</file>